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3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24" style:parent-style-name="Standard" style:family="paragraph">
      <style:paragraph-properties fo:text-align="justify"/>
      <style:text-properties style:font-name="Tahoma" style:font-name-complex="Arial"/>
    </style:style>
    <style:style style:name="P25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7" style:family="table-column">
      <style:table-column-properties style:column-width="0.9791in" style:use-optimal-column-width="false"/>
    </style:style>
    <style:style style:name="TableColumn28" style:family="table-column">
      <style:table-column-properties style:column-width="0.8541in" style:use-optimal-column-width="false"/>
    </style:style>
    <style:style style:name="TableColumn29" style:family="table-column">
      <style:table-column-properties style:column-width="3.25in" style:use-optimal-column-width="false"/>
    </style:style>
    <style:style style:name="TableColumn30" style:family="table-column">
      <style:table-column-properties style:column-width="1.1618in" style:use-optimal-column-width="false"/>
    </style:style>
    <style:style style:name="Table26" style:family="table">
      <style:table-properties style:width="6.2451in" fo:margin-left="0.0256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3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5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6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8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9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4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7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1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3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5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P58" style:parent-style-name="Textbody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9" style:parent-style-name="Textbody" style:family="paragraph">
      <style:paragraph-properties fo:text-align="justify"/>
    </style:style>
    <style:style style:name="P60" style:parent-style-name="Heading11" style:family="paragraph">
      <style:text-properties fo:language="pt" fo:country="BR"/>
    </style:style>
    <style:style style:name="P61" style:parent-style-name="Textbody" style:family="paragraph">
      <style:paragraph-properties fo:text-align="justify"/>
    </style:style>
    <style:style style:name="P62" style:parent-style-name="Heading11" style:family="paragraph">
      <style:text-properties fo:language="pt" fo:country="BR"/>
    </style:style>
    <style:style style:name="P63" style:parent-style-name="Textbody" style:family="paragraph">
      <style:paragraph-properties fo:text-align="justify"/>
    </style:style>
    <style:style style:name="P64" style:parent-style-name="Heading11" style:family="paragraph">
      <style:text-properties fo:language="pt" fo:country="BR"/>
    </style:style>
    <style:style style:name="P65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66" style:parent-style-name="Textbody" style:family="paragraph">
      <style:paragraph-properties fo:text-align="justify"/>
    </style:style>
    <style:style style:name="P67" style:parent-style-name="Textbody" style:family="paragraph">
      <style:paragraph-properties fo:text-align="justify" fo:margin-top="0.0784in" fo:margin-bottom="0.0784in"/>
    </style:style>
    <style:style style:name="P68" style:parent-style-name="Textbody" style:family="paragraph">
      <style:paragraph-properties fo:text-align="justify" fo:margin-top="0.0784in" fo:margin-bottom="0.0784in"/>
    </style:style>
    <style:style style:name="P69" style:parent-style-name="Textbody" style:family="paragraph">
      <style:paragraph-properties fo:text-align="justify" fo:margin-top="0.0784in" fo:margin-bottom="0.0784in"/>
    </style:style>
    <style:style style:name="P70" style:parent-style-name="Textbody" style:family="paragraph">
      <style:paragraph-properties fo:text-align="justify" fo:margin-top="0.0784in" fo:margin-bottom="0.0784in"/>
    </style:style>
    <style:style style:name="P71" style:parent-style-name="Textbody" style:family="paragraph">
      <style:paragraph-properties fo:text-align="justify" fo:margin-top="0.0784in" fo:margin-bottom="0.0784in"/>
    </style:style>
    <style:style style:name="P72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3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4" style:parent-style-name="Textbody" style:family="paragraph">
      <style:paragraph-properties fo:text-align="justify" fo:margin-top="0.0784in" fo:margin-bottom="0.0784in"/>
    </style:style>
    <style:style style:name="P75" style:parent-style-name="Textbody" style:family="paragraph">
      <style:paragraph-properties fo:text-align="justify" fo:margin-top="0.0784in" fo:margin-bottom="0.0784in"/>
    </style:style>
    <style:style style:name="P76" style:parent-style-name="Textbody" style:family="paragraph">
      <style:paragraph-properties fo:text-align="justify" fo:margin-top="0.0784in" fo:margin-bottom="0.0784in"/>
    </style:style>
    <style:style style:name="P77" style:parent-style-name="Textbody" style:family="paragraph">
      <style:paragraph-properties fo:text-align="justify" fo:margin-top="0.0784in" fo:margin-bottom="0.0784in"/>
    </style:style>
    <style:style style:name="P78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9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80" style:parent-style-name="Textbody" style:family="paragraph">
      <style:paragraph-properties fo:text-align="justify" fo:margin-top="0.0784in" fo:margin-bottom="0.0784in"/>
    </style:style>
    <style:style style:name="P81" style:parent-style-name="Textbody" style:family="paragraph">
      <style:paragraph-properties fo:text-align="justify" fo:margin-top="0.0784in" fo:margin-bottom="0.0784in"/>
    </style:style>
    <style:style style:name="P82" style:parent-style-name="Textbody" style:family="paragraph">
      <style:paragraph-properties fo:text-align="justify" fo:margin-top="0.0784in" fo:margin-bottom="0.0784in"/>
    </style:style>
    <style:style style:name="P83" style:parent-style-name="Textbody" style:family="paragraph">
      <style:paragraph-properties fo:text-align="justify"/>
    </style:style>
    <style:style style:name="P84" style:parent-style-name="Textbody" style:family="paragraph">
      <style:paragraph-properties fo:text-align="justify"/>
    </style:style>
    <style:style style:name="P85" style:parent-style-name="Textbody" style:family="paragraph">
      <style:paragraph-properties fo:text-align="justify"/>
    </style:style>
    <style:style style:name="P86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21">Food Delivery Web</text:p>
      <text:p text:style-name="P22">Especificação de Caso de Uso</text:p>
      <text:p text:style-name="P23"/>
      <text:p text:style-name="P24">Histórico de Revisões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Data</text:p>
          </table:table-cell>
          <table:table-cell table:style-name="TableCell34">
            <text:p text:style-name="P35">Versão</text:p>
          </table:table-cell>
          <table:table-cell table:style-name="TableCell36">
            <text:p text:style-name="P37">Descrição</text:p>
          </table:table-cell>
          <table:table-cell table:style-name="TableCell38">
            <text:p text:style-name="P39">Autor</text:p>
          </table:table-cell>
        </table:table-row>
        <table:table-row table:style-name="TableRow40">
          <table:table-cell table:style-name="TableCell41">
            <text:p text:style-name="P42">16/10/09</text:p>
          </table:table-cell>
          <table:table-cell table:style-name="TableCell43">
            <text:p text:style-name="P44">1.0</text:p>
          </table:table-cell>
          <table:table-cell table:style-name="TableCell45">
            <text:p text:style-name="P46">Criação do documento</text:p>
          </table:table-cell>
          <table:table-cell table:style-name="TableCell47">
            <text:p text:style-name="P48">Janaina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p text:style-name="P58">Pesquisar<text:s/>Pedido</text:p>
      <text:h text:style-name="Heading11" text:outline-level="1">Breve Descrição</text:h>
      <text:p text:style-name="P59">Este caso de uso permite ao cliente pesquisar seus pedidos realizados.<text:s/></text:p>
      <text:h text:style-name="P60" text:outline-level="1">Referências</text:h>
      <text:p text:style-name="P61">Não há.</text:p>
      <text:h text:style-name="P62" text:outline-level="1">Atores</text:h>
      <text:p text:style-name="P63">Cliente.</text:p>
      <text:h text:style-name="P64" text:outline-level="1">Pré-condições</text:h>
      <text:p text:style-name="P65">O Ator deve realizar login no sistema.</text:p>
      <text:h text:style-name="Heading11" text:outline-level="1">Fluxos de Eventos</text:h>
      <text:h text:style-name="Heading21" text:outline-level="2">Fluxo Básico</text:h>
      <text:p text:style-name="P66">Este caso de uso começa quando o ator seleciona a opção<text:s/>Pesquisar<text:s/>Pedido no menu<text:s/>Cliente:</text:p>
      <text:p text:style-name="P67">1. O sistema apresenta a grade com os pedidos<text:s/>realizados pelo ator.<text:s/>As informações que serão apresentadas na grade são: estabelecimento, data e hora do pedido e situação do mesmo. Também serão<text:s/>apresentados os campos para filtragem “Estabelecimento” e “Data” e<text:s/>as<text:s/>opções<text:s/>“Pesquisar<text:s/>Pedido” e “Consultar Pedido”;</text:p>
      <text:p text:style-name="P68">2. O<text:s/>ator<text:s/>informa os dados para a pesquisa e seleciona a opção “Pesquisar Pedido”;</text:p>
      <text:p text:style-name="P69">3. O sistema busca na base de dados os pedidos do cliente de acordo com os dados informados na pesquisa;</text:p>
      <text:p text:style-name="P70">4. O sistema apresenta os dados para o ator;</text:p>
      <text:p text:style-name="P71">5. O caso de uso se encerra.</text:p>
      <text:h text:style-name="Heading21" text:outline-level="2">Fluxos Alternativos</text:h>
      <text:p text:style-name="P72">A1 –<text:s/>Consultar Pedido</text:p>
      <text:soft-page-break/>
      <text:p text:style-name="P73">Após o passo<text:s/>4<text:s/>do fluxo básico:<text:tab/></text:p>
      <text:p text:style-name="P74">1. O ator seleciona o pedido a ser visualizado e aciona a opção “Consultar Pedido”;</text:p>
      <text:p text:style-name="P75">2. O sistema exibe um formulário com os seguintes dados: nome do cliente,<text:s/>nome do estabelecimento,<text:s/>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á<text:s/>apresentada a opção “Voltar”;</text:p>
      <text:p text:style-name="P76">3. O ator seleciona a opção “Voltar”;</text:p>
      <text:p text:style-name="P77">4. O sistema retorna ao passo 1 do fluxo básico.</text:p>
      <text:p text:style-name="P78">A2 –<text:s/>Consistência ao<text:s/>Pesquisar Pedido</text:p>
      <text:p text:style-name="P79">Após o passo 2<text:s/>do fluxo básico:<text:tab/></text:p>
      <text:p text:style-name="P80">1. O<text:s/>sistema não identifica na base de dados nenhum pedido realizado pelo cliente de acordo com os dados informados na pesquisa;</text:p>
      <text:p text:style-name="P81">2. O sistema exibe ao ator a mensagem “Não existem Pedidos de acordo com os dados informados na pesquisa.”;</text:p>
      <text:p text:style-name="P82">3. O sistema<text:s/>retorna ao passo 1 do fluxo básico.</text:p>
      <text:h text:style-name="Heading11" text:outline-level="1">Pontos de Extensão</text:h>
      <text:p text:style-name="P83">Não há.</text:p>
      <text:h text:style-name="Heading11" text:outline-level="1">Casos de Uso Incluídos</text:h>
      <text:p text:style-name="P84">Não há.</text:p>
      <text:h text:style-name="Heading11" text:outline-level="1">Pós-Condições</text:h>
      <text:p text:style-name="P85">Não há.</text:p>
      <text:h text:style-name="Heading11" text:outline-level="1">Outros Diagramas</text:h>
      <text:p text:style-name="P86">Não h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1" style:display-name="Heading 1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1" style:display-name="Heading 21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>
      <style:paragraph-properties style:vertical-align="baseline"/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style:vertical-align="baseline"/>
      <style:text-properties style:font-name-asian="Times New Roman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1" style:display-name="Heading 31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1" style:display-name="Heading 41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1" style:display-name="Heading 51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1" style:display-name="Heading 61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1" style:display-name="Heading 71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1" style:display-name="Heading 81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1" style:display-name="Heading 91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1" style:display-name="Head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1" style:display-name="Foot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1" style:display-name="Page Number1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" style:display-name="Cabeçalho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9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text:list-style style:name="WW8Num8" style:display-name="WW8Num8">
      <text:list-level-style-bullet text:level="1" text:style-name="WW_CharLFO11LVL1" text:bullet-char="-">
        <style:list-level-properties/>
        <style:text-properties style:font-name="Times New Roman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4LVL1" style:family="text">
      <style:text-properties style:font-name="Courier New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text:list-style style:name="WW8Num11" style:display-name="WW8Num11">
      <text:list-level-style-bullet text:level="1" text:style-name="WW_CharLFO14LVL1" text:bullet-char="o">
        <style:list-level-properties/>
        <style:text-properties style:font-name="Courier New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4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5LVL1" style:family="text">
      <style:text-properties fo:color="#000000"/>
    </style:style>
    <text:list-style style:name="WW8Num22" style:display-name="WW8Num22">
      <text:list-level-style-number text:level="1" text:style-name="WW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LVL1" style:family="text">
      <style:text-properties style:font-name="Times New Roman" style:font-name-complex="Times New Roman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4" style:display-name="WW8Num24">
      <text:list-level-style-bullet text:level="1" text:style-name="WW_CharLFO27LVL1" text:bullet-char="-">
        <style:list-level-properties/>
        <style:text-properties style:font-name="Times New Roman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Times New Roman" style:font-name-asian="Times New Roman" style:font-name-complex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5" style:display-name="WW8Num25">
      <text:list-level-style-bullet text:level="1" text:style-name="WW_CharLFO28LVL1" text:bullet-char="-">
        <style:list-level-properties/>
        <style:text-properties style:font-name="Times New Roman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4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8LVL1" style:family="text">
      <style:text-properties style:font-name="Times New Roman" style:font-name-asian="Times New Roman" style:font-name-complex="Times New Roman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text:list-style style:name="WW8Num35" style:display-name="WW8Num35">
      <text:list-level-style-bullet text:level="1" text:style-name="WW_CharLFO38LVL1" text:bullet-char="-">
        <style:list-level-properties/>
        <style:text-properties style:font-name="Times New Roman"/>
      </text:list-level-style-bullet>
      <text:list-level-style-bullet text:level="2" text:style-name="WW_CharLFO38LVL2" text:bullet-char="o">
        <style:list-level-properties/>
        <style:text-properties style:font-name="Courier New"/>
      </text:list-level-style-bullet>
      <text:list-level-style-bullet text:level="3" text:style-name="WW_CharLFO38LVL3" text:bullet-char="">
        <style:list-level-properties/>
        <style:text-properties style:font-name="Wingdings"/>
      </text:list-level-style-bullet>
      <text:list-level-style-bullet text:level="4" text:style-name="WW_CharLFO38LVL4" text:bullet-char="">
        <style:list-level-properties/>
        <style:text-properties style:font-name="Symbol"/>
      </text:list-level-style-bullet>
      <text:list-level-style-bullet text:level="5" text:style-name="WW_CharLFO38LVL5" text:bullet-char="o">
        <style:list-level-properties/>
        <style:text-properties style:font-name="Courier New"/>
      </text:list-level-style-bullet>
      <text:list-level-style-bullet text:level="6" text:style-name="WW_CharLFO38LVL6" text:bullet-char="">
        <style:list-level-properties/>
        <style:text-properties style:font-name="Wingdings"/>
      </text:list-level-style-bullet>
      <text:list-level-style-bullet text:level="7" text:style-name="WW_CharLFO38LVL7" text:bullet-char="">
        <style:list-level-properties/>
        <style:text-properties style:font-name="Symbol"/>
      </text:list-level-style-bullet>
      <text:list-level-style-bullet text:level="8" text:style-name="WW_CharLFO38LVL8" text:bullet-char="o">
        <style:list-level-properties/>
        <style:text-properties style:font-name="Courier New"/>
      </text:list-level-style-bullet>
      <text:list-level-style-bullet text:level="9" text:style-name="WW_CharLFO38LVL9" text:bullet-char="">
        <style:list-level-properties/>
        <style:text-properties style:font-name="Wingdings"/>
      </text:list-level-style-bullet>
    </text:list-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Wingdings"/>
    </style:style>
    <text:list-style style:name="WW8Num36" style:display-name="WW8Num36">
      <text:list-level-style-bullet text:level="1" text:style-name="WW_CharLFO39LVL1" text:bullet-char="">
        <style:list-level-properties/>
        <style:text-properties style:font-name="Symbol"/>
      </text:list-level-style-bullet>
      <text:list-level-style-bullet text:level="2" text:style-name="WW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1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3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1972in"/>
      </style:footer-style>
    </style:page-layout>
    <style:style style:name="P2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1" style:family="text">
      <style:text-properties fo:font-size="10pt" style:font-size-asian="10pt"/>
    </style:style>
    <style:style style:name="T4" style:parent-style-name="PageNumber1" style:family="text">
      <style:text-properties fo:font-size="10pt" style:font-size-asian="10pt"/>
    </style:style>
    <style:style style:name="T5" style:parent-style-name="PageNumber1" style:family="text">
      <style:text-properties fo:font-size="10pt" style:font-size-asian="10pt"/>
    </style:style>
    <style:style style:name="T6" style:parent-style-name="PageNumber1" style:family="text">
      <style:text-properties fo:font-size="10pt" style:font-size-asian="10pt"/>
    </style:style>
    <style:style style:name="T7" style:parent-style-name="PageNumber1" style:family="text">
      <style:text-properties fo:font-size="10pt" style:font-size-asian="10pt"/>
    </style:style>
    <style:style style:name="T8" style:parent-style-name="PageNumber1" style:family="text">
      <style:text-properties fo:font-size="10pt" style:font-size-asian="10pt"/>
    </style:style>
    <style:style style:name="T9" style:parent-style-name="PageNumber1" style:family="text">
      <style:text-properties fo:font-size="10pt" style:font-size-asian="10pt"/>
    </style:style>
    <style:style style:name="T10" style:parent-style-name="PageNumber1" style:family="text">
      <style:text-properties fo:font-size="10pt" style:font-size-asian="10pt"/>
    </style:style>
    <style:style style:name="T11" style:parent-style-name="PageNumber1" style:family="text">
      <style:text-properties fo:font-size="10pt" style:font-size-asian="10pt"/>
    </style:style>
    <style:style style:name="P12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13" style:parent-style-name="PageNumber1" style:family="text">
      <style:text-properties fo:font-size="10pt" style:font-size-asian="10pt"/>
    </style:style>
    <style:style style:name="T14" style:parent-style-name="PageNumber1" style:family="text">
      <style:text-properties fo:font-size="10pt" style:font-size-asian="10pt"/>
    </style:style>
    <style:style style:name="T15" style:parent-style-name="PageNumber1" style:family="text">
      <style:text-properties fo:font-size="10pt" style:font-size-asian="10pt"/>
    </style:style>
    <style:style style:name="T16" style:parent-style-name="PageNumber1" style:family="text">
      <style:text-properties fo:font-size="10pt" style:font-size-asian="10pt"/>
    </style:style>
    <style:style style:name="T17" style:parent-style-name="PageNumber1" style:family="text">
      <style:text-properties fo:font-size="10pt" style:font-size-asian="10pt"/>
    </style:style>
    <style:style style:name="T18" style:parent-style-name="PageNumber1" style:family="text">
      <style:text-properties fo:font-size="10pt" style:font-size-asian="10pt"/>
    </style:style>
    <style:style style:name="T19" style:parent-style-name="PageNumber1" style:family="text">
      <style:text-properties fo:font-size="10pt" style:font-size-asian="10pt"/>
    </style:style>
    <style:style style:name="T20" style:parent-style-name="PageNumber1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UC10</text:span><text:span text:style-name="T4"><text:s/>–<text:s/></text:span><text:span text:style-name="T5">Pesquisar</text:span><text:span text:style-name="T6"><text:s/>Pedido</text:span><text:span text:style-name="T7"><text:tab/></text:span><text:span text:style-name="T8"><text:tab/>Pag.<text:s/></text:span><text:span text:style-name="T9"><text:page-number text:fixed="false">2</text:page-number></text:span><text:span text:style-name="T10">/</text:span><text:span text:style-name="T11"><text:page-count style:num-format="1">2</text:page-count></text:span></text:p>
      </style:footer>
    </style:master-page>
    <style:master-page style:next-style-name="MP0" style:name="MPF0" style:page-layout-name="PL0">
      <style:footer>
        <text:p text:style-name="P12"><text:span text:style-name="T13"><text:file-name text:fixed="false" text:display="name-and-extension">UC10 - </text:file-name></text:span><text:span text:style-name="T14">Pesquisar</text:span><text:span text:style-name="T15"><text:s/>Pedido</text:span><text:span text:style-name="T16"><text:tab/></text:span><text:span text:style-name="T17"><text:tab/>Pag.<text:s/></text:span><text:span text:style-name="T18"><text:page-number text:fixed="false">1</text:page-number></text:span><text:span text:style-name="T19">/</text:span><text:span text:style-name="T20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dc:subject/>
    <meta:initial-creator>Administrador</meta:initial-creator>
    <dc:creator>Diego Vedolin</dc:creator>
    <meta:creation-date>2009-10-17T12:22:00Z</meta:creation-date>
    <dc:date>2009-10-17T12:22:00Z</dc:date>
    <meta:template xlink:href="Normal.dotm" xlink:type="simple"/>
    <meta:editing-cycles>2</meta:editing-cycles>
    <meta:editing-duration>PT60S</meta:editing-duration>
    <meta:user-defined meta:name="ReqProMenus" meta:value-type="boolean">false</meta:user-defined>
    <meta:document-statistic meta:page-count="2" meta:paragraph-count="4" meta:word-count="324" meta:character-count="2170" meta:row-count="15" meta:non-whitespace-character-count="1850"/>
  </office:meta>
</office:document-meta>
</file>